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74" table:style-name="ta1">
        <table:shapes>
          <draw:frame draw:z-index="0" draw:style-name="gr1" draw:text-style-name="P1" svg:width="159.99mm" svg:height="89.99mm" svg:x="288.97mm" svg:y="0.2mm">
            <loext:p draw:notify-on-update-of-ranges="test174.B1:test174.B1 test174.B2:test174.B70 test174.C1:test174.C1 test174.C2:test174.C70 test174.D1:test174.D1 test174.D2:test174.D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5.59mm" svg:y="94.84mm">
            <loext:p draw:notify-on-update-of-ranges="test174.B2:test174.B70 test174.F1:test174.F1 test174.F2:test174.F7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89.65mm" svg:y="89.53mm">
            <loext:p draw:notify-on-update-of-ranges="test174.B2:test174.B70 test174.G1:test174.G1 test174.G2:test174.G7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8:55</text:p>
          </table:table-cell>
          <table:table-cell office:value-type="float" office:value="0.014983" calcext:value-type="float">
            <text:p>0.014983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" calcext:value-type="float">
            <text:p>0</text:p>
          </table:table-cell>
          <table:table-cell office:value-type="float" office:value="4924" calcext:value-type="float">
            <text:p>49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8:56</text:p>
          </table:table-cell>
          <table:table-cell office:value-type="float" office:value="0.015334" calcext:value-type="float">
            <text:p>0.015334</text:p>
          </table:table-cell>
          <table:table-cell office:value-type="float" office:value="0.003406" calcext:value-type="float">
            <text:p>0.003406</text:p>
          </table:table-cell>
          <table:table-cell office:value-type="float" office:value="0" calcext:value-type="float">
            <text:p>0</text:p>
          </table:table-cell>
          <table:table-cell office:value-type="float" office:value="78083" calcext:value-type="float">
            <text:p>7808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8:57</text:p>
          </table:table-cell>
          <table:table-cell office:value-type="float" office:value="0.01327" calcext:value-type="float">
            <text:p>0.01327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0" calcext:value-type="float">
            <text:p>0</text:p>
          </table:table-cell>
          <table:table-cell office:value-type="float" office:value="30646" calcext:value-type="float">
            <text:p>3064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8:58</text:p>
          </table:table-cell>
          <table:table-cell office:value-type="float" office:value="0.013192" calcext:value-type="float">
            <text:p>0.013192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" calcext:value-type="float">
            <text:p>0</text:p>
          </table:table-cell>
          <table:table-cell office:value-type="float" office:value="32699" calcext:value-type="float">
            <text:p>326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8:59</text:p>
          </table:table-cell>
          <table:table-cell office:value-type="float" office:value="0.013469" calcext:value-type="float">
            <text:p>0.013469</text:p>
          </table:table-cell>
          <table:table-cell office:value-type="float" office:value="0.001473" calcext:value-type="float">
            <text:p>0.001473</text:p>
          </table:table-cell>
          <table:table-cell office:value-type="float" office:value="0" calcext:value-type="float">
            <text:p>0</text:p>
          </table:table-cell>
          <table:table-cell office:value-type="float" office:value="37648" calcext:value-type="float">
            <text:p>3764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0</text:p>
          </table:table-cell>
          <table:table-cell office:value-type="float" office:value="0.014442" calcext:value-type="float">
            <text:p>0.014442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" calcext:value-type="float">
            <text:p>0</text:p>
          </table:table-cell>
          <table:table-cell office:value-type="float" office:value="39109" calcext:value-type="float">
            <text:p>3910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1</text:p>
          </table:table-cell>
          <table:table-cell office:value-type="float" office:value="0.013664" calcext:value-type="float">
            <text:p>0.013664</text:p>
          </table:table-cell>
          <table:table-cell office:value-type="float" office:value="0.001008" calcext:value-type="float">
            <text:p>0.001008</text:p>
          </table:table-cell>
          <table:table-cell office:value-type="float" office:value="0" calcext:value-type="float">
            <text:p>0</text:p>
          </table:table-cell>
          <table:table-cell office:value-type="float" office:value="29820" calcext:value-type="float">
            <text:p>298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2</text:p>
          </table:table-cell>
          <table:table-cell office:value-type="float" office:value="0.014549" calcext:value-type="float">
            <text:p>0.014549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" calcext:value-type="float">
            <text:p>0</text:p>
          </table:table-cell>
          <table:table-cell office:value-type="float" office:value="50658" calcext:value-type="float">
            <text:p>5065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3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02701" calcext:value-type="float">
            <text:p>0.002701</text:p>
          </table:table-cell>
          <table:table-cell office:value-type="float" office:value="0" calcext:value-type="float">
            <text:p>0</text:p>
          </table:table-cell>
          <table:table-cell office:value-type="float" office:value="64099" calcext:value-type="float">
            <text:p>640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4</text:p>
          </table:table-cell>
          <table:table-cell office:value-type="float" office:value="0.015766" calcext:value-type="float">
            <text:p>0.015766</text:p>
          </table:table-cell>
          <table:table-cell office:value-type="float" office:value="0.004001" calcext:value-type="float">
            <text:p>0.004001</text:p>
          </table:table-cell>
          <table:table-cell office:value-type="float" office:value="0" calcext:value-type="float">
            <text:p>0</text:p>
          </table:table-cell>
          <table:table-cell office:value-type="float" office:value="96074" calcext:value-type="float">
            <text:p>960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5</text:p>
          </table:table-cell>
          <table:table-cell office:value-type="float" office:value="0.014398" calcext:value-type="float">
            <text:p>0.01439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65648" calcext:value-type="float">
            <text:p>6564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6</text:p>
          </table:table-cell>
          <table:table-cell office:value-type="float" office:value="0.014539" calcext:value-type="float">
            <text:p>0.014539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" calcext:value-type="float">
            <text:p>0</text:p>
          </table:table-cell>
          <table:table-cell office:value-type="float" office:value="59489" calcext:value-type="float">
            <text:p>5948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7</text:p>
          </table:table-cell>
          <table:table-cell office:value-type="float" office:value="0.016955" calcext:value-type="float">
            <text:p>0.016955</text:p>
          </table:table-cell>
          <table:table-cell office:value-type="float" office:value="0.003127" calcext:value-type="float">
            <text:p>0.003127</text:p>
          </table:table-cell>
          <table:table-cell office:value-type="float" office:value="0" calcext:value-type="float">
            <text:p>0</text:p>
          </table:table-cell>
          <table:table-cell office:value-type="float" office:value="78503" calcext:value-type="float">
            <text:p>7850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8</text:p>
          </table:table-cell>
          <table:table-cell office:value-type="float" office:value="0.017621" calcext:value-type="float">
            <text:p>0.017621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" calcext:value-type="float">
            <text:p>0</text:p>
          </table:table-cell>
          <table:table-cell office:value-type="float" office:value="105566" calcext:value-type="float">
            <text:p>1055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09</text:p>
          </table:table-cell>
          <table:table-cell office:value-type="float" office:value="0.01878" calcext:value-type="float">
            <text:p>0.01878</text:p>
          </table:table-cell>
          <table:table-cell office:value-type="float" office:value="0.005232" calcext:value-type="float">
            <text:p>0.005232</text:p>
          </table:table-cell>
          <table:table-cell office:value-type="float" office:value="0" calcext:value-type="float">
            <text:p>0</text:p>
          </table:table-cell>
          <table:table-cell office:value-type="float" office:value="88433" calcext:value-type="float">
            <text:p>8843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0</text:p>
          </table:table-cell>
          <table:table-cell office:value-type="float" office:value="0.016551" calcext:value-type="float">
            <text:p>0.016551</text:p>
          </table:table-cell>
          <table:table-cell office:value-type="float" office:value="0.003687" calcext:value-type="float">
            <text:p>0.003687</text:p>
          </table:table-cell>
          <table:table-cell office:value-type="float" office:value="0" calcext:value-type="float">
            <text:p>0</text:p>
          </table:table-cell>
          <table:table-cell office:value-type="float" office:value="73274" calcext:value-type="float">
            <text:p>7327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1</text:p>
          </table:table-cell>
          <table:table-cell office:value-type="float" office:value="0.015732" calcext:value-type="float">
            <text:p>0.015732</text:p>
          </table:table-cell>
          <table:table-cell office:value-type="float" office:value="0.004382" calcext:value-type="float">
            <text:p>0.004382</text:p>
          </table:table-cell>
          <table:table-cell office:value-type="float" office:value="0" calcext:value-type="float">
            <text:p>0</text:p>
          </table:table-cell>
          <table:table-cell office:value-type="float" office:value="68724" calcext:value-type="float">
            <text:p>687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2</text:p>
          </table:table-cell>
          <table:table-cell office:value-type="float" office:value="0.013999" calcext:value-type="float">
            <text:p>0.013999</text:p>
          </table:table-cell>
          <table:table-cell office:value-type="float" office:value="0.001731" calcext:value-type="float">
            <text:p>0.001731</text:p>
          </table:table-cell>
          <table:table-cell office:value-type="float" office:value="0" calcext:value-type="float">
            <text:p>0</text:p>
          </table:table-cell>
          <table:table-cell office:value-type="float" office:value="42049" calcext:value-type="float">
            <text:p>4204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3</text:p>
          </table:table-cell>
          <table:table-cell office:value-type="float" office:value="0.013176" calcext:value-type="float">
            <text:p>0.013176</text:p>
          </table:table-cell>
          <table:table-cell office:value-type="float" office:value="0.001706" calcext:value-type="float">
            <text:p>0.001706</text:p>
          </table:table-cell>
          <table:table-cell office:value-type="float" office:value="0" calcext:value-type="float">
            <text:p>0</text:p>
          </table:table-cell>
          <table:table-cell office:value-type="float" office:value="41297" calcext:value-type="float">
            <text:p>412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4</text:p>
          </table:table-cell>
          <table:table-cell office:value-type="float" office:value="0.013062" calcext:value-type="float">
            <text:p>0.013062</text:p>
          </table:table-cell>
          <table:table-cell office:value-type="float" office:value="0.001852" calcext:value-type="float">
            <text:p>0.001852</text:p>
          </table:table-cell>
          <table:table-cell office:value-type="float" office:value="0" calcext:value-type="float">
            <text:p>0</text:p>
          </table:table-cell>
          <table:table-cell office:value-type="float" office:value="43759" calcext:value-type="float">
            <text:p>4375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5</text:p>
          </table:table-cell>
          <table:table-cell office:value-type="float" office:value="0.015744" calcext:value-type="float">
            <text:p>0.015744</text:p>
          </table:table-cell>
          <table:table-cell office:value-type="float" office:value="0.002958" calcext:value-type="float">
            <text:p>0.002958</text:p>
          </table:table-cell>
          <table:table-cell office:value-type="float" office:value="0" calcext:value-type="float">
            <text:p>0</text:p>
          </table:table-cell>
          <table:table-cell office:value-type="float" office:value="59928" calcext:value-type="float">
            <text:p>5992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6</text:p>
          </table:table-cell>
          <table:table-cell office:value-type="float" office:value="0.016185" calcext:value-type="float">
            <text:p>0.016185</text:p>
          </table:table-cell>
          <table:table-cell office:value-type="float" office:value="0.002079" calcext:value-type="float">
            <text:p>0.002079</text:p>
          </table:table-cell>
          <table:table-cell office:value-type="float" office:value="0" calcext:value-type="float">
            <text:p>0</text:p>
          </table:table-cell>
          <table:table-cell office:value-type="float" office:value="41424" calcext:value-type="float">
            <text:p>4142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7</text:p>
          </table:table-cell>
          <table:table-cell office:value-type="float" office:value="0.018917" calcext:value-type="float">
            <text:p>0.018917</text:p>
          </table:table-cell>
          <table:table-cell office:value-type="float" office:value="0.004949" calcext:value-type="float">
            <text:p>0.004949</text:p>
          </table:table-cell>
          <table:table-cell office:value-type="float" office:value="0" calcext:value-type="float">
            <text:p>0</text:p>
          </table:table-cell>
          <table:table-cell office:value-type="float" office:value="62530" calcext:value-type="float">
            <text:p>6253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8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" calcext:value-type="float">
            <text:p>0</text:p>
          </table:table-cell>
          <table:table-cell office:value-type="float" office:value="37079" calcext:value-type="float">
            <text:p>3707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19</text:p>
          </table:table-cell>
          <table:table-cell office:value-type="float" office:value="0.018561" calcext:value-type="float">
            <text:p>0.018561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0" calcext:value-type="float">
            <text:p>0</text:p>
          </table:table-cell>
          <table:table-cell office:value-type="float" office:value="58448" calcext:value-type="float">
            <text:p>5844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0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0" calcext:value-type="float">
            <text:p>0</text:p>
          </table:table-cell>
          <table:table-cell office:value-type="float" office:value="95292" calcext:value-type="float">
            <text:p>9529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1</text:p>
          </table:table-cell>
          <table:table-cell office:value-type="float" office:value="0.021308" calcext:value-type="float">
            <text:p>0.021308</text:p>
          </table:table-cell>
          <table:table-cell office:value-type="float" office:value="0.004449" calcext:value-type="float">
            <text:p>0.004449</text:p>
          </table:table-cell>
          <table:table-cell office:value-type="float" office:value="0" calcext:value-type="float">
            <text:p>0</text:p>
          </table:table-cell>
          <table:table-cell office:value-type="float" office:value="63525" calcext:value-type="float">
            <text:p>6352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2</text:p>
          </table:table-cell>
          <table:table-cell office:value-type="float" office:value="0.017328" calcext:value-type="float">
            <text:p>0.017328</text:p>
          </table:table-cell>
          <table:table-cell office:value-type="float" office:value="0.002925" calcext:value-type="float">
            <text:p>0.002925</text:p>
          </table:table-cell>
          <table:table-cell office:value-type="float" office:value="0" calcext:value-type="float">
            <text:p>0</text:p>
          </table:table-cell>
          <table:table-cell office:value-type="float" office:value="62624" calcext:value-type="float">
            <text:p>6262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3</text:p>
          </table:table-cell>
          <table:table-cell office:value-type="float" office:value="0.064685" calcext:value-type="float">
            <text:p>0.064685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" calcext:value-type="float">
            <text:p>0</text:p>
          </table:table-cell>
          <table:table-cell office:value-type="float" office:value="101809" calcext:value-type="float">
            <text:p>10180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4</text:p>
          </table:table-cell>
          <table:table-cell office:value-type="float" office:value="0.027775" calcext:value-type="float">
            <text:p>0.027775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0" calcext:value-type="float">
            <text:p>0</text:p>
          </table:table-cell>
          <table:table-cell office:value-type="float" office:value="60212" calcext:value-type="float">
            <text:p>6021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5</text:p>
          </table:table-cell>
          <table:table-cell office:value-type="float" office:value="0.014689" calcext:value-type="float">
            <text:p>0.014689</text:p>
          </table:table-cell>
          <table:table-cell office:value-type="float" office:value="0.003301" calcext:value-type="float">
            <text:p>0.003301</text:p>
          </table:table-cell>
          <table:table-cell office:value-type="float" office:value="0" calcext:value-type="float">
            <text:p>0</text:p>
          </table:table-cell>
          <table:table-cell office:value-type="float" office:value="58331" calcext:value-type="float">
            <text:p>5833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6</text:p>
          </table:table-cell>
          <table:table-cell office:value-type="float" office:value="0.056514" calcext:value-type="float">
            <text:p>0.056514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" calcext:value-type="float">
            <text:p>0</text:p>
          </table:table-cell>
          <table:table-cell office:value-type="float" office:value="97233" calcext:value-type="float">
            <text:p>9723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7</text:p>
          </table:table-cell>
          <table:table-cell office:value-type="float" office:value="0.017532" calcext:value-type="float">
            <text:p>0.017532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" calcext:value-type="float">
            <text:p>0</text:p>
          </table:table-cell>
          <table:table-cell office:value-type="float" office:value="60257" calcext:value-type="float">
            <text:p>60257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8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06913" calcext:value-type="float">
            <text:p>0.006913</text:p>
          </table:table-cell>
          <table:table-cell office:value-type="float" office:value="0" calcext:value-type="float">
            <text:p>0</text:p>
          </table:table-cell>
          <table:table-cell office:value-type="float" office:value="81620" calcext:value-type="float">
            <text:p>8162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29</text:p>
          </table:table-cell>
          <table:table-cell office:value-type="float" office:value="0.036746" calcext:value-type="float">
            <text:p>0.036746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" calcext:value-type="float">
            <text:p>0</text:p>
          </table:table-cell>
          <table:table-cell office:value-type="float" office:value="75170" calcext:value-type="float">
            <text:p>7517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0</text:p>
          </table:table-cell>
          <table:table-cell office:value-type="float" office:value="0.156485" calcext:value-type="float">
            <text:p>0.156485</text:p>
          </table:table-cell>
          <table:table-cell office:value-type="float" office:value="0.054994" calcext:value-type="float">
            <text:p>0.054994</text:p>
          </table:table-cell>
          <table:table-cell office:value-type="float" office:value="0" calcext:value-type="float">
            <text:p>0</text:p>
          </table:table-cell>
          <table:table-cell office:value-type="float" office:value="138083" calcext:value-type="float">
            <text:p>138083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1</text:p>
          </table:table-cell>
          <table:table-cell office:value-type="float" office:value="0.027441" calcext:value-type="float">
            <text:p>0.027441</text:p>
          </table:table-cell>
          <table:table-cell office:value-type="float" office:value="0.005115" calcext:value-type="float">
            <text:p>0.005115</text:p>
          </table:table-cell>
          <table:table-cell office:value-type="float" office:value="0" calcext:value-type="float">
            <text:p>0</text:p>
          </table:table-cell>
          <table:table-cell office:value-type="float" office:value="54768" calcext:value-type="float">
            <text:p>5476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2</text:p>
          </table:table-cell>
          <table:table-cell office:value-type="float" office:value="0.027023" calcext:value-type="float">
            <text:p>0.027023</text:p>
          </table:table-cell>
          <table:table-cell office:value-type="float" office:value="0.005358" calcext:value-type="float">
            <text:p>0.005358</text:p>
          </table:table-cell>
          <table:table-cell office:value-type="float" office:value="0" calcext:value-type="float">
            <text:p>0</text:p>
          </table:table-cell>
          <table:table-cell office:value-type="float" office:value="66989" calcext:value-type="float">
            <text:p>6698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3</text:p>
          </table:table-cell>
          <table:table-cell office:value-type="float" office:value="0.014557" calcext:value-type="float">
            <text:p>0.014557</text:p>
          </table:table-cell>
          <table:table-cell office:value-type="float" office:value="0.001547" calcext:value-type="float">
            <text:p>0.001547</text:p>
          </table:table-cell>
          <table:table-cell office:value-type="float" office:value="0" calcext:value-type="float">
            <text:p>0</text:p>
          </table:table-cell>
          <table:table-cell office:value-type="float" office:value="31810" calcext:value-type="float">
            <text:p>3181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4</text:p>
          </table:table-cell>
          <table:table-cell office:value-type="float" office:value="0.021736" calcext:value-type="float">
            <text:p>0.021736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" calcext:value-type="float">
            <text:p>0</text:p>
          </table:table-cell>
          <table:table-cell office:value-type="float" office:value="60368" calcext:value-type="float">
            <text:p>6036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5</text:p>
          </table:table-cell>
          <table:table-cell office:value-type="float" office:value="0.033896" calcext:value-type="float">
            <text:p>0.033896</text:p>
          </table:table-cell>
          <table:table-cell office:value-type="float" office:value="0.007085" calcext:value-type="float">
            <text:p>0.007085</text:p>
          </table:table-cell>
          <table:table-cell office:value-type="float" office:value="0" calcext:value-type="float">
            <text:p>0</text:p>
          </table:table-cell>
          <table:table-cell office:value-type="float" office:value="64134" calcext:value-type="float">
            <text:p>64134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6</text:p>
          </table:table-cell>
          <table:table-cell office:value-type="float" office:value="0.037973" calcext:value-type="float">
            <text:p>0.037973</text:p>
          </table:table-cell>
          <table:table-cell office:value-type="float" office:value="0.004561" calcext:value-type="float">
            <text:p>0.004561</text:p>
          </table:table-cell>
          <table:table-cell office:value-type="float" office:value="0" calcext:value-type="float">
            <text:p>0</text:p>
          </table:table-cell>
          <table:table-cell office:value-type="float" office:value="69650" calcext:value-type="float">
            <text:p>6965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7</text:p>
          </table:table-cell>
          <table:table-cell office:value-type="float" office:value="0.022237" calcext:value-type="float">
            <text:p>0.022237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0" calcext:value-type="float">
            <text:p>0</text:p>
          </table:table-cell>
          <table:table-cell office:value-type="float" office:value="58189" calcext:value-type="float">
            <text:p>5818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8</text:p>
          </table:table-cell>
          <table:table-cell office:value-type="float" office:value="0.071714" calcext:value-type="float">
            <text:p>0.071714</text:p>
          </table:table-cell>
          <table:table-cell office:value-type="float" office:value="0.010475" calcext:value-type="float">
            <text:p>0.010475</text:p>
          </table:table-cell>
          <table:table-cell office:value-type="float" office:value="0" calcext:value-type="float">
            <text:p>0</text:p>
          </table:table-cell>
          <table:table-cell office:value-type="float" office:value="76718" calcext:value-type="float">
            <text:p>76718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39</text:p>
          </table:table-cell>
          <table:table-cell office:value-type="float" office:value="0.056882" calcext:value-type="float">
            <text:p>0.056882</text:p>
          </table:table-cell>
          <table:table-cell office:value-type="float" office:value="0.018662" calcext:value-type="float">
            <text:p>0.018662</text:p>
          </table:table-cell>
          <table:table-cell office:value-type="float" office:value="0" calcext:value-type="float">
            <text:p>0</text:p>
          </table:table-cell>
          <table:table-cell office:value-type="float" office:value="80272" calcext:value-type="float">
            <text:p>8027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0</text:p>
          </table:table-cell>
          <table:table-cell office:value-type="float" office:value="0.103556" calcext:value-type="float">
            <text:p>0.103556</text:p>
          </table:table-cell>
          <table:table-cell office:value-type="float" office:value="0.027425" calcext:value-type="float">
            <text:p>0.027425</text:p>
          </table:table-cell>
          <table:table-cell office:value-type="float" office:value="0" calcext:value-type="float">
            <text:p>0</text:p>
          </table:table-cell>
          <table:table-cell office:value-type="float" office:value="86740" calcext:value-type="float">
            <text:p>86740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1</text:p>
          </table:table-cell>
          <table:table-cell office:value-type="float" office:value="0.05484" calcext:value-type="float">
            <text:p>0.05484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" calcext:value-type="float">
            <text:p>0</text:p>
          </table:table-cell>
          <table:table-cell office:value-type="float" office:value="68825" calcext:value-type="float">
            <text:p>688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2</text:p>
          </table:table-cell>
          <table:table-cell office:value-type="float" office:value="0.104242" calcext:value-type="float">
            <text:p>0.104242</text:p>
          </table:table-cell>
          <table:table-cell office:value-type="float" office:value="0.037351" calcext:value-type="float">
            <text:p>0.037351</text:p>
          </table:table-cell>
          <table:table-cell office:value-type="float" office:value="0" calcext:value-type="float">
            <text:p>0</text:p>
          </table:table-cell>
          <table:table-cell office:value-type="float" office:value="97821" calcext:value-type="float">
            <text:p>9782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3</text:p>
          </table:table-cell>
          <table:table-cell office:value-type="float" office:value="0.13379" calcext:value-type="float">
            <text:p>0.13379</text:p>
          </table:table-cell>
          <table:table-cell office:value-type="float" office:value="0.048215" calcext:value-type="float">
            <text:p>0.048215</text:p>
          </table:table-cell>
          <table:table-cell office:value-type="float" office:value="0" calcext:value-type="float">
            <text:p>0</text:p>
          </table:table-cell>
          <table:table-cell office:value-type="float" office:value="112799" calcext:value-type="float">
            <text:p>11279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4</text:p>
          </table:table-cell>
          <table:table-cell office:value-type="float" office:value="0.124844" calcext:value-type="float">
            <text:p>0.124844</text:p>
          </table:table-cell>
          <table:table-cell office:value-type="float" office:value="0.034011" calcext:value-type="float">
            <text:p>0.034011</text:p>
          </table:table-cell>
          <table:table-cell office:value-type="float" office:value="0" calcext:value-type="float">
            <text:p>0</text:p>
          </table:table-cell>
          <table:table-cell office:value-type="float" office:value="61625" calcext:value-type="float">
            <text:p>6162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5</text:p>
          </table:table-cell>
          <table:table-cell office:value-type="float" office:value="0.053217" calcext:value-type="float">
            <text:p>0.053217</text:p>
          </table:table-cell>
          <table:table-cell office:value-type="float" office:value="0.009829" calcext:value-type="float">
            <text:p>0.009829</text:p>
          </table:table-cell>
          <table:table-cell office:value-type="float" office:value="0" calcext:value-type="float">
            <text:p>0</text:p>
          </table:table-cell>
          <table:table-cell office:value-type="float" office:value="55592" calcext:value-type="float">
            <text:p>5559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6</text:p>
          </table:table-cell>
          <table:table-cell office:value-type="float" office:value="0.204431" calcext:value-type="float">
            <text:p>0.204431</text:p>
          </table:table-cell>
          <table:table-cell office:value-type="float" office:value="0.108764" calcext:value-type="float">
            <text:p>0.108764</text:p>
          </table:table-cell>
          <table:table-cell office:value-type="float" office:value="0" calcext:value-type="float">
            <text:p>0</text:p>
          </table:table-cell>
          <table:table-cell office:value-type="float" office:value="126934" calcext:value-type="float">
            <text:p>12693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7</text:p>
          </table:table-cell>
          <table:table-cell office:value-type="float" office:value="0.141573" calcext:value-type="float">
            <text:p>0.141573</text:p>
          </table:table-cell>
          <table:table-cell office:value-type="float" office:value="0.035398" calcext:value-type="float">
            <text:p>0.035398</text:p>
          </table:table-cell>
          <table:table-cell office:value-type="float" office:value="0" calcext:value-type="float">
            <text:p>0</text:p>
          </table:table-cell>
          <table:table-cell office:value-type="float" office:value="51844" calcext:value-type="float">
            <text:p>5184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8</text:p>
          </table:table-cell>
          <table:table-cell office:value-type="float" office:value="0.084248" calcext:value-type="float">
            <text:p>0.084248</text:p>
          </table:table-cell>
          <table:table-cell office:value-type="float" office:value="0.020816" calcext:value-type="float">
            <text:p>0.020816</text:p>
          </table:table-cell>
          <table:table-cell office:value-type="float" office:value="0" calcext:value-type="float">
            <text:p>0</text:p>
          </table:table-cell>
          <table:table-cell office:value-type="float" office:value="87687" calcext:value-type="float">
            <text:p>8768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49</text:p>
          </table:table-cell>
          <table:table-cell office:value-type="float" office:value="0.047954" calcext:value-type="float">
            <text:p>0.047954</text:p>
          </table:table-cell>
          <table:table-cell office:value-type="float" office:value="0.012996" calcext:value-type="float">
            <text:p>0.012996</text:p>
          </table:table-cell>
          <table:table-cell office:value-type="float" office:value="0" calcext:value-type="float">
            <text:p>0</text:p>
          </table:table-cell>
          <table:table-cell office:value-type="float" office:value="57839" calcext:value-type="float">
            <text:p>5783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0</text:p>
          </table:table-cell>
          <table:table-cell office:value-type="float" office:value="0.082722" calcext:value-type="float">
            <text:p>0.082722</text:p>
          </table:table-cell>
          <table:table-cell office:value-type="float" office:value="0.026232" calcext:value-type="float">
            <text:p>0.026232</text:p>
          </table:table-cell>
          <table:table-cell office:value-type="float" office:value="0" calcext:value-type="float">
            <text:p>0</text:p>
          </table:table-cell>
          <table:table-cell office:value-type="float" office:value="90222" calcext:value-type="float">
            <text:p>9022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1</text:p>
          </table:table-cell>
          <table:table-cell office:value-type="float" office:value="0.128247" calcext:value-type="float">
            <text:p>0.128247</text:p>
          </table:table-cell>
          <table:table-cell office:value-type="float" office:value="0.016515" calcext:value-type="float">
            <text:p>0.016515</text:p>
          </table:table-cell>
          <table:table-cell office:value-type="float" office:value="0" calcext:value-type="float">
            <text:p>0</text:p>
          </table:table-cell>
          <table:table-cell office:value-type="float" office:value="83676" calcext:value-type="float">
            <text:p>8367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2</text:p>
          </table:table-cell>
          <table:table-cell office:value-type="float" office:value="0.09266" calcext:value-type="float">
            <text:p>0.09266</text:p>
          </table:table-cell>
          <table:table-cell office:value-type="float" office:value="0.027702" calcext:value-type="float">
            <text:p>0.027702</text:p>
          </table:table-cell>
          <table:table-cell office:value-type="float" office:value="0" calcext:value-type="float">
            <text:p>0</text:p>
          </table:table-cell>
          <table:table-cell office:value-type="float" office:value="88971" calcext:value-type="float">
            <text:p>8897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3</text:p>
          </table:table-cell>
          <table:table-cell office:value-type="float" office:value="0.175258" calcext:value-type="float">
            <text:p>0.175258</text:p>
          </table:table-cell>
          <table:table-cell office:value-type="float" office:value="0.06733" calcext:value-type="float">
            <text:p>0.06733</text:p>
          </table:table-cell>
          <table:table-cell office:value-type="float" office:value="0" calcext:value-type="float">
            <text:p>0</text:p>
          </table:table-cell>
          <table:table-cell office:value-type="float" office:value="101592" calcext:value-type="float">
            <text:p>101592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4</text:p>
          </table:table-cell>
          <table:table-cell office:value-type="float" office:value="0.140067" calcext:value-type="float">
            <text:p>0.140067</text:p>
          </table:table-cell>
          <table:table-cell office:value-type="float" office:value="0.045256" calcext:value-type="float">
            <text:p>0.045256</text:p>
          </table:table-cell>
          <table:table-cell office:value-type="float" office:value="0" calcext:value-type="float">
            <text:p>0</text:p>
          </table:table-cell>
          <table:table-cell office:value-type="float" office:value="85436" calcext:value-type="float">
            <text:p>85436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5</text:p>
          </table:table-cell>
          <table:table-cell office:value-type="float" office:value="0.040345" calcext:value-type="float">
            <text:p>0.040345</text:p>
          </table:table-cell>
          <table:table-cell office:value-type="float" office:value="0.00973" calcext:value-type="float">
            <text:p>0.00973</text:p>
          </table:table-cell>
          <table:table-cell office:value-type="float" office:value="0" calcext:value-type="float">
            <text:p>0</text:p>
          </table:table-cell>
          <table:table-cell office:value-type="float" office:value="65860" calcext:value-type="float">
            <text:p>6586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6</text:p>
          </table:table-cell>
          <table:table-cell office:value-type="float" office:value="0.014939" calcext:value-type="float">
            <text:p>0.014939</text:p>
          </table:table-cell>
          <table:table-cell office:value-type="float" office:value="0.002417" calcext:value-type="float">
            <text:p>0.002417</text:p>
          </table:table-cell>
          <table:table-cell office:value-type="float" office:value="0" calcext:value-type="float">
            <text:p>0</text:p>
          </table:table-cell>
          <table:table-cell office:value-type="float" office:value="58422" calcext:value-type="float">
            <text:p>5842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7</text:p>
          </table:table-cell>
          <table:table-cell office:value-type="float" office:value="0.014816" calcext:value-type="float">
            <text:p>0.014816</text:p>
          </table:table-cell>
          <table:table-cell office:value-type="float" office:value="0.004647" calcext:value-type="float">
            <text:p>0.004647</text:p>
          </table:table-cell>
          <table:table-cell office:value-type="float" office:value="0" calcext:value-type="float">
            <text:p>0</text:p>
          </table:table-cell>
          <table:table-cell office:value-type="float" office:value="119354" calcext:value-type="float">
            <text:p>11935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8</text:p>
          </table:table-cell>
          <table:table-cell office:value-type="float" office:value="0.015572" calcext:value-type="float">
            <text:p>0.015572</text:p>
          </table:table-cell>
          <table:table-cell office:value-type="float" office:value="0.004642" calcext:value-type="float">
            <text:p>0.004642</text:p>
          </table:table-cell>
          <table:table-cell office:value-type="float" office:value="0" calcext:value-type="float">
            <text:p>0</text:p>
          </table:table-cell>
          <table:table-cell office:value-type="float" office:value="116480" calcext:value-type="float">
            <text:p>11648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19:59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05746" calcext:value-type="float">
            <text:p>0.005746</text:p>
          </table:table-cell>
          <table:table-cell office:value-type="float" office:value="0" calcext:value-type="float">
            <text:p>0</text:p>
          </table:table-cell>
          <table:table-cell office:value-type="float" office:value="151146" calcext:value-type="float">
            <text:p>1511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0:00</text:p>
          </table:table-cell>
          <table:table-cell office:value-type="float" office:value="0.015151" calcext:value-type="float">
            <text:p>0.015151</text:p>
          </table:table-cell>
          <table:table-cell office:value-type="float" office:value="0.002874" calcext:value-type="float">
            <text:p>0.002874</text:p>
          </table:table-cell>
          <table:table-cell office:value-type="float" office:value="0" calcext:value-type="float">
            <text:p>0</text:p>
          </table:table-cell>
          <table:table-cell office:value-type="float" office:value="74890" calcext:value-type="float">
            <text:p>748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0:01</text:p>
          </table:table-cell>
          <table:table-cell office:value-type="float" office:value="0.020638" calcext:value-type="float">
            <text:p>0.020638</text:p>
          </table:table-cell>
          <table:table-cell office:value-type="float" office:value="0.008294" calcext:value-type="float">
            <text:p>0.008294</text:p>
          </table:table-cell>
          <table:table-cell office:value-type="float" office:value="0" calcext:value-type="float">
            <text:p>0</text:p>
          </table:table-cell>
          <table:table-cell office:value-type="float" office:value="217491" calcext:value-type="float">
            <text:p>2174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0:02</text:p>
          </table:table-cell>
          <table:table-cell office:value-type="float" office:value="0.023977" calcext:value-type="float">
            <text:p>0.023977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" calcext:value-type="float">
            <text:p>0</text:p>
          </table:table-cell>
          <table:table-cell office:value-type="float" office:value="181708" calcext:value-type="float">
            <text:p>1817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6:20:03</text:p>
          </table:table-cell>
          <table:table-cell office:value-type="float" office:value="0.029273" calcext:value-type="float">
            <text:p>0.029273</text:p>
          </table:table-cell>
          <table:table-cell office:value-type="float" office:value="0.013106" calcext:value-type="float">
            <text:p>0.013106</text:p>
          </table:table-cell>
          <table:table-cell office:value-type="float" office:value="0" calcext:value-type="float">
            <text:p>0</text:p>
          </table:table-cell>
          <table:table-cell office:value-type="float" office:value="319017" calcext:value-type="float">
            <text:p>319017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16:23:13.352025550</dc:date>
    <meta:editing-duration>PT2M10S</meta:editing-duration>
    <meta:editing-cycles>1</meta:editing-cycles>
    <meta:document-statistic meta:table-count="1" meta:cell-count="490" meta:object-count="3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5cm" chart:style-name="ch2">
          <text:p>test174, new eTags, --cache</text:p>
        </chart:title>
        <chart:legend chart:legend-position="end" svg:x="14.001cm" svg:y="4.005cm" style:legend-expansion="high" chart:style-name="ch3"/>
        <chart:plot-area chart:style-name="ch4" table:cell-range-address="test174.B1:test174.D70" chart:data-source-has-labels="both" svg:x="0.32cm" svg:y="1.248cm" svg:width="13.361cm" svg:height="7.572cm">
          <chartooo:coordinate-region svg:x="1.289cm" svg:y="1.248cm" svg:width="12.392cm" svg:height="5.97cm"/>
          <chart:axis chart:dimension="x" chart:name="primary-x" chart:style-name="ch5" chartooo:axis-type="auto">
            <chartooo:date-scale/>
            <chart:categories table:cell-range-address="test174.B2:test174.B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74.C2:test174.C70" chart:label-cell-address="test174.C1:test174.C1" chart:class="chart:bar">
            <chart:data-point chart:repeated="69"/>
          </chart:series>
          <chart:series chart:style-name="ch9" chart:values-cell-range-address="test174.D2:test174.D70" chart:label-cell-address="test174.D1:test174.D1" chart:class="chart:bar">
            <chart:data-point chart:repeated="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174.C1:test174.C1</svg:desc>
                </draw:g>
              </table:table-cell>
              <table:table-cell office:value-type="string">
                <text:p>xfertime</text:p>
                <draw:g>
                  <svg:desc>test174.D1:test17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:18:55</text:p>
                <draw:g>
                  <svg:desc>test174.B2:test174.B70</svg:desc>
                </draw:g>
              </table:table-cell>
              <table:table-cell office:value-type="float" office:value="0.014983">
                <text:p>0.014983</text:p>
                <draw:g>
                  <svg:desc>test174.C2:test174.C70</svg:desc>
                </draw:g>
              </table:table-cell>
              <table:table-cell office:value-type="float" office:value="0.000324">
                <text:p>0.000324</text:p>
                <draw:g>
                  <svg:desc>test174.D2:test174.D70</svg:desc>
                </draw:g>
              </table:table-cell>
            </table:table-row>
            <table:table-row>
              <table:table-cell office:value-type="string">
                <text:p>16:18:56</text:p>
              </table:table-cell>
              <table:table-cell office:value-type="float" office:value="0.015334">
                <text:p>0.015334</text:p>
              </table:table-cell>
              <table:table-cell office:value-type="float" office:value="0.003406">
                <text:p>0.003406</text:p>
              </table:table-cell>
            </table:table-row>
            <table:table-row>
              <table:table-cell office:value-type="string">
                <text:p>16:18:57</text:p>
              </table:table-cell>
              <table:table-cell office:value-type="float" office:value="0.01327">
                <text:p>0.01327</text:p>
              </table:table-cell>
              <table:table-cell office:value-type="float" office:value="0.001295">
                <text:p>0.001295</text:p>
              </table:table-cell>
            </table:table-row>
            <table:table-row>
              <table:table-cell office:value-type="string">
                <text:p>16:18:58</text:p>
              </table:table-cell>
              <table:table-cell office:value-type="float" office:value="0.013192">
                <text:p>0.013192</text:p>
              </table:table-cell>
              <table:table-cell office:value-type="float" office:value="0.001215">
                <text:p>0.001215</text:p>
              </table:table-cell>
            </table:table-row>
            <table:table-row>
              <table:table-cell office:value-type="string">
                <text:p>16:18:59</text:p>
              </table:table-cell>
              <table:table-cell office:value-type="float" office:value="0.013469">
                <text:p>0.013469</text:p>
              </table:table-cell>
              <table:table-cell office:value-type="float" office:value="0.001473">
                <text:p>0.001473</text:p>
              </table:table-cell>
            </table:table-row>
            <table:table-row>
              <table:table-cell office:value-type="string">
                <text:p>16:19:00</text:p>
              </table:table-cell>
              <table:table-cell office:value-type="float" office:value="0.014442">
                <text:p>0.014442</text:p>
              </table:table-cell>
              <table:table-cell office:value-type="float" office:value="0.001428">
                <text:p>0.001428</text:p>
              </table:table-cell>
            </table:table-row>
            <table:table-row>
              <table:table-cell office:value-type="string">
                <text:p>16:19:01</text:p>
              </table:table-cell>
              <table:table-cell office:value-type="float" office:value="0.013664">
                <text:p>0.013664</text:p>
              </table:table-cell>
              <table:table-cell office:value-type="float" office:value="0.001008">
                <text:p>0.001008</text:p>
              </table:table-cell>
            </table:table-row>
            <table:table-row>
              <table:table-cell office:value-type="string">
                <text:p>16:19:02</text:p>
              </table:table-cell>
              <table:table-cell office:value-type="float" office:value="0.014549">
                <text:p>0.014549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16:19:03</text:p>
              </table:table-cell>
              <table:table-cell office:value-type="float" office:value="0.01406">
                <text:p>0.01406</text:p>
              </table:table-cell>
              <table:table-cell office:value-type="float" office:value="0.002701">
                <text:p>0.002701</text:p>
              </table:table-cell>
            </table:table-row>
            <table:table-row>
              <table:table-cell office:value-type="string">
                <text:p>16:19:04</text:p>
              </table:table-cell>
              <table:table-cell office:value-type="float" office:value="0.015766">
                <text:p>0.015766</text:p>
              </table:table-cell>
              <table:table-cell office:value-type="float" office:value="0.004001">
                <text:p>0.004001</text:p>
              </table:table-cell>
            </table:table-row>
            <table:table-row>
              <table:table-cell office:value-type="string">
                <text:p>16:19:05</text:p>
              </table:table-cell>
              <table:table-cell office:value-type="float" office:value="0.014398">
                <text:p>0.014398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16:19:06</text:p>
              </table:table-cell>
              <table:table-cell office:value-type="float" office:value="0.014539">
                <text:p>0.014539</text:p>
              </table:table-cell>
              <table:table-cell office:value-type="float" office:value="0.002305">
                <text:p>0.002305</text:p>
              </table:table-cell>
            </table:table-row>
            <table:table-row>
              <table:table-cell office:value-type="string">
                <text:p>16:19:07</text:p>
              </table:table-cell>
              <table:table-cell office:value-type="float" office:value="0.016955">
                <text:p>0.016955</text:p>
              </table:table-cell>
              <table:table-cell office:value-type="float" office:value="0.003127">
                <text:p>0.003127</text:p>
              </table:table-cell>
            </table:table-row>
            <table:table-row>
              <table:table-cell office:value-type="string">
                <text:p>16:19:08</text:p>
              </table:table-cell>
              <table:table-cell office:value-type="float" office:value="0.017621">
                <text:p>0.017621</text:p>
              </table:table-cell>
              <table:table-cell office:value-type="float" office:value="0.00609">
                <text:p>0.00609</text:p>
              </table:table-cell>
            </table:table-row>
            <table:table-row>
              <table:table-cell office:value-type="string">
                <text:p>16:19:09</text:p>
              </table:table-cell>
              <table:table-cell office:value-type="float" office:value="0.01878">
                <text:p>0.01878</text:p>
              </table:table-cell>
              <table:table-cell office:value-type="float" office:value="0.005232">
                <text:p>0.005232</text:p>
              </table:table-cell>
            </table:table-row>
            <table:table-row>
              <table:table-cell office:value-type="string">
                <text:p>16:19:10</text:p>
              </table:table-cell>
              <table:table-cell office:value-type="float" office:value="0.016551">
                <text:p>0.016551</text:p>
              </table:table-cell>
              <table:table-cell office:value-type="float" office:value="0.003687">
                <text:p>0.003687</text:p>
              </table:table-cell>
            </table:table-row>
            <table:table-row>
              <table:table-cell office:value-type="string">
                <text:p>16:19:11</text:p>
              </table:table-cell>
              <table:table-cell office:value-type="float" office:value="0.015732">
                <text:p>0.015732</text:p>
              </table:table-cell>
              <table:table-cell office:value-type="float" office:value="0.004382">
                <text:p>0.004382</text:p>
              </table:table-cell>
            </table:table-row>
            <table:table-row>
              <table:table-cell office:value-type="string">
                <text:p>16:19:12</text:p>
              </table:table-cell>
              <table:table-cell office:value-type="float" office:value="0.013999">
                <text:p>0.013999</text:p>
              </table:table-cell>
              <table:table-cell office:value-type="float" office:value="0.001731">
                <text:p>0.001731</text:p>
              </table:table-cell>
            </table:table-row>
            <table:table-row>
              <table:table-cell office:value-type="string">
                <text:p>16:19:13</text:p>
              </table:table-cell>
              <table:table-cell office:value-type="float" office:value="0.013176">
                <text:p>0.013176</text:p>
              </table:table-cell>
              <table:table-cell office:value-type="float" office:value="0.001706">
                <text:p>0.001706</text:p>
              </table:table-cell>
            </table:table-row>
            <table:table-row>
              <table:table-cell office:value-type="string">
                <text:p>16:19:14</text:p>
              </table:table-cell>
              <table:table-cell office:value-type="float" office:value="0.013062">
                <text:p>0.013062</text:p>
              </table:table-cell>
              <table:table-cell office:value-type="float" office:value="0.001852">
                <text:p>0.001852</text:p>
              </table:table-cell>
            </table:table-row>
            <table:table-row>
              <table:table-cell office:value-type="string">
                <text:p>16:19:15</text:p>
              </table:table-cell>
              <table:table-cell office:value-type="float" office:value="0.015744">
                <text:p>0.015744</text:p>
              </table:table-cell>
              <table:table-cell office:value-type="float" office:value="0.002958">
                <text:p>0.002958</text:p>
              </table:table-cell>
            </table:table-row>
            <table:table-row>
              <table:table-cell office:value-type="string">
                <text:p>16:19:16</text:p>
              </table:table-cell>
              <table:table-cell office:value-type="float" office:value="0.016185">
                <text:p>0.016185</text:p>
              </table:table-cell>
              <table:table-cell office:value-type="float" office:value="0.002079">
                <text:p>0.002079</text:p>
              </table:table-cell>
            </table:table-row>
            <table:table-row>
              <table:table-cell office:value-type="string">
                <text:p>16:19:17</text:p>
              </table:table-cell>
              <table:table-cell office:value-type="float" office:value="0.018917">
                <text:p>0.018917</text:p>
              </table:table-cell>
              <table:table-cell office:value-type="float" office:value="0.004949">
                <text:p>0.004949</text:p>
              </table:table-cell>
            </table:table-row>
            <table:table-row>
              <table:table-cell office:value-type="string">
                <text:p>16:19:18</text:p>
              </table:table-cell>
              <table:table-cell office:value-type="float" office:value="0.013704">
                <text:p>0.013704</text:p>
              </table:table-cell>
              <table:table-cell office:value-type="float" office:value="0.001585">
                <text:p>0.001585</text:p>
              </table:table-cell>
            </table:table-row>
            <table:table-row>
              <table:table-cell office:value-type="string">
                <text:p>16:19:19</text:p>
              </table:table-cell>
              <table:table-cell office:value-type="float" office:value="0.018561">
                <text:p>0.018561</text:p>
              </table:table-cell>
              <table:table-cell office:value-type="float" office:value="0.003089">
                <text:p>0.003089</text:p>
              </table:table-cell>
            </table:table-row>
            <table:table-row>
              <table:table-cell office:value-type="string">
                <text:p>16:19:20</text:p>
              </table:table-cell>
              <table:table-cell office:value-type="float" office:value="0.02083">
                <text:p>0.02083</text:p>
              </table:table-cell>
              <table:table-cell office:value-type="float" office:value="0.00592">
                <text:p>0.00592</text:p>
              </table:table-cell>
            </table:table-row>
            <table:table-row>
              <table:table-cell office:value-type="string">
                <text:p>16:19:21</text:p>
              </table:table-cell>
              <table:table-cell office:value-type="float" office:value="0.021308">
                <text:p>0.021308</text:p>
              </table:table-cell>
              <table:table-cell office:value-type="float" office:value="0.004449">
                <text:p>0.004449</text:p>
              </table:table-cell>
            </table:table-row>
            <table:table-row>
              <table:table-cell office:value-type="string">
                <text:p>16:19:22</text:p>
              </table:table-cell>
              <table:table-cell office:value-type="float" office:value="0.017328">
                <text:p>0.017328</text:p>
              </table:table-cell>
              <table:table-cell office:value-type="float" office:value="0.002925">
                <text:p>0.002925</text:p>
              </table:table-cell>
            </table:table-row>
            <table:table-row>
              <table:table-cell office:value-type="string">
                <text:p>16:19:23</text:p>
              </table:table-cell>
              <table:table-cell office:value-type="float" office:value="0.064685">
                <text:p>0.064685</text:p>
              </table:table-cell>
              <table:table-cell office:value-type="float" office:value="0.012952">
                <text:p>0.012952</text:p>
              </table:table-cell>
            </table:table-row>
            <table:table-row>
              <table:table-cell office:value-type="string">
                <text:p>16:19:24</text:p>
              </table:table-cell>
              <table:table-cell office:value-type="float" office:value="0.027775">
                <text:p>0.027775</text:p>
              </table:table-cell>
              <table:table-cell office:value-type="float" office:value="0.003563">
                <text:p>0.003563</text:p>
              </table:table-cell>
            </table:table-row>
            <table:table-row>
              <table:table-cell office:value-type="string">
                <text:p>16:19:25</text:p>
              </table:table-cell>
              <table:table-cell office:value-type="float" office:value="0.014689">
                <text:p>0.014689</text:p>
              </table:table-cell>
              <table:table-cell office:value-type="float" office:value="0.003301">
                <text:p>0.003301</text:p>
              </table:table-cell>
            </table:table-row>
            <table:table-row>
              <table:table-cell office:value-type="string">
                <text:p>16:19:26</text:p>
              </table:table-cell>
              <table:table-cell office:value-type="float" office:value="0.056514">
                <text:p>0.056514</text:p>
              </table:table-cell>
              <table:table-cell office:value-type="float" office:value="0.01634">
                <text:p>0.01634</text:p>
              </table:table-cell>
            </table:table-row>
            <table:table-row>
              <table:table-cell office:value-type="string">
                <text:p>16:19:27</text:p>
              </table:table-cell>
              <table:table-cell office:value-type="float" office:value="0.017532">
                <text:p>0.017532</text:p>
              </table:table-cell>
              <table:table-cell office:value-type="float" office:value="0.003876">
                <text:p>0.003876</text:p>
              </table:table-cell>
            </table:table-row>
            <table:table-row>
              <table:table-cell office:value-type="string">
                <text:p>16:19:28</text:p>
              </table:table-cell>
              <table:table-cell office:value-type="float" office:value="0.0352">
                <text:p>0.0352</text:p>
              </table:table-cell>
              <table:table-cell office:value-type="float" office:value="0.006913">
                <text:p>0.006913</text:p>
              </table:table-cell>
            </table:table-row>
            <table:table-row>
              <table:table-cell office:value-type="string">
                <text:p>16:19:29</text:p>
              </table:table-cell>
              <table:table-cell office:value-type="float" office:value="0.036746">
                <text:p>0.036746</text:p>
              </table:table-cell>
              <table:table-cell office:value-type="float" office:value="0.00602">
                <text:p>0.00602</text:p>
              </table:table-cell>
            </table:table-row>
            <table:table-row>
              <table:table-cell office:value-type="string">
                <text:p>16:19:30</text:p>
              </table:table-cell>
              <table:table-cell office:value-type="float" office:value="0.156485">
                <text:p>0.156485</text:p>
              </table:table-cell>
              <table:table-cell office:value-type="float" office:value="0.054994">
                <text:p>0.054994</text:p>
              </table:table-cell>
            </table:table-row>
            <table:table-row>
              <table:table-cell office:value-type="string">
                <text:p>16:19:31</text:p>
              </table:table-cell>
              <table:table-cell office:value-type="float" office:value="0.027441">
                <text:p>0.027441</text:p>
              </table:table-cell>
              <table:table-cell office:value-type="float" office:value="0.005115">
                <text:p>0.005115</text:p>
              </table:table-cell>
            </table:table-row>
            <table:table-row>
              <table:table-cell office:value-type="string">
                <text:p>16:19:32</text:p>
              </table:table-cell>
              <table:table-cell office:value-type="float" office:value="0.027023">
                <text:p>0.027023</text:p>
              </table:table-cell>
              <table:table-cell office:value-type="float" office:value="0.005358">
                <text:p>0.005358</text:p>
              </table:table-cell>
            </table:table-row>
            <table:table-row>
              <table:table-cell office:value-type="string">
                <text:p>16:19:33</text:p>
              </table:table-cell>
              <table:table-cell office:value-type="float" office:value="0.014557">
                <text:p>0.014557</text:p>
              </table:table-cell>
              <table:table-cell office:value-type="float" office:value="0.001547">
                <text:p>0.001547</text:p>
              </table:table-cell>
            </table:table-row>
            <table:table-row>
              <table:table-cell office:value-type="string">
                <text:p>16:19:34</text:p>
              </table:table-cell>
              <table:table-cell office:value-type="float" office:value="0.021736">
                <text:p>0.021736</text:p>
              </table:table-cell>
              <table:table-cell office:value-type="float" office:value="0.003818">
                <text:p>0.003818</text:p>
              </table:table-cell>
            </table:table-row>
            <table:table-row>
              <table:table-cell office:value-type="string">
                <text:p>16:19:35</text:p>
              </table:table-cell>
              <table:table-cell office:value-type="float" office:value="0.033896">
                <text:p>0.033896</text:p>
              </table:table-cell>
              <table:table-cell office:value-type="float" office:value="0.007085">
                <text:p>0.007085</text:p>
              </table:table-cell>
            </table:table-row>
            <table:table-row>
              <table:table-cell office:value-type="string">
                <text:p>16:19:36</text:p>
              </table:table-cell>
              <table:table-cell office:value-type="float" office:value="0.037973">
                <text:p>0.037973</text:p>
              </table:table-cell>
              <table:table-cell office:value-type="float" office:value="0.004561">
                <text:p>0.004561</text:p>
              </table:table-cell>
            </table:table-row>
            <table:table-row>
              <table:table-cell office:value-type="string">
                <text:p>16:19:37</text:p>
              </table:table-cell>
              <table:table-cell office:value-type="float" office:value="0.022237">
                <text:p>0.022237</text:p>
              </table:table-cell>
              <table:table-cell office:value-type="float" office:value="0.004356">
                <text:p>0.004356</text:p>
              </table:table-cell>
            </table:table-row>
            <table:table-row>
              <table:table-cell office:value-type="string">
                <text:p>16:19:38</text:p>
              </table:table-cell>
              <table:table-cell office:value-type="float" office:value="0.071714">
                <text:p>0.071714</text:p>
              </table:table-cell>
              <table:table-cell office:value-type="float" office:value="0.010475">
                <text:p>0.010475</text:p>
              </table:table-cell>
            </table:table-row>
            <table:table-row>
              <table:table-cell office:value-type="string">
                <text:p>16:19:39</text:p>
              </table:table-cell>
              <table:table-cell office:value-type="float" office:value="0.056882">
                <text:p>0.056882</text:p>
              </table:table-cell>
              <table:table-cell office:value-type="float" office:value="0.018662">
                <text:p>0.018662</text:p>
              </table:table-cell>
            </table:table-row>
            <table:table-row>
              <table:table-cell office:value-type="string">
                <text:p>16:19:40</text:p>
              </table:table-cell>
              <table:table-cell office:value-type="float" office:value="0.103556">
                <text:p>0.103556</text:p>
              </table:table-cell>
              <table:table-cell office:value-type="float" office:value="0.027425">
                <text:p>0.027425</text:p>
              </table:table-cell>
            </table:table-row>
            <table:table-row>
              <table:table-cell office:value-type="string">
                <text:p>16:19:41</text:p>
              </table:table-cell>
              <table:table-cell office:value-type="float" office:value="0.05484">
                <text:p>0.05484</text:p>
              </table:table-cell>
              <table:table-cell office:value-type="float" office:value="0.01168">
                <text:p>0.01168</text:p>
              </table:table-cell>
            </table:table-row>
            <table:table-row>
              <table:table-cell office:value-type="string">
                <text:p>16:19:42</text:p>
              </table:table-cell>
              <table:table-cell office:value-type="float" office:value="0.104242">
                <text:p>0.104242</text:p>
              </table:table-cell>
              <table:table-cell office:value-type="float" office:value="0.037351">
                <text:p>0.037351</text:p>
              </table:table-cell>
            </table:table-row>
            <table:table-row>
              <table:table-cell office:value-type="string">
                <text:p>16:19:43</text:p>
              </table:table-cell>
              <table:table-cell office:value-type="float" office:value="0.13379">
                <text:p>0.13379</text:p>
              </table:table-cell>
              <table:table-cell office:value-type="float" office:value="0.048215">
                <text:p>0.048215</text:p>
              </table:table-cell>
            </table:table-row>
            <table:table-row>
              <table:table-cell office:value-type="string">
                <text:p>16:19:44</text:p>
              </table:table-cell>
              <table:table-cell office:value-type="float" office:value="0.124844">
                <text:p>0.124844</text:p>
              </table:table-cell>
              <table:table-cell office:value-type="float" office:value="0.034011">
                <text:p>0.034011</text:p>
              </table:table-cell>
            </table:table-row>
            <table:table-row>
              <table:table-cell office:value-type="string">
                <text:p>16:19:45</text:p>
              </table:table-cell>
              <table:table-cell office:value-type="float" office:value="0.053217">
                <text:p>0.053217</text:p>
              </table:table-cell>
              <table:table-cell office:value-type="float" office:value="0.009829">
                <text:p>0.009829</text:p>
              </table:table-cell>
            </table:table-row>
            <table:table-row>
              <table:table-cell office:value-type="string">
                <text:p>16:19:46</text:p>
              </table:table-cell>
              <table:table-cell office:value-type="float" office:value="0.204431">
                <text:p>0.204431</text:p>
              </table:table-cell>
              <table:table-cell office:value-type="float" office:value="0.108764">
                <text:p>0.108764</text:p>
              </table:table-cell>
            </table:table-row>
            <table:table-row>
              <table:table-cell office:value-type="string">
                <text:p>16:19:47</text:p>
              </table:table-cell>
              <table:table-cell office:value-type="float" office:value="0.141573">
                <text:p>0.141573</text:p>
              </table:table-cell>
              <table:table-cell office:value-type="float" office:value="0.035398">
                <text:p>0.035398</text:p>
              </table:table-cell>
            </table:table-row>
            <table:table-row>
              <table:table-cell office:value-type="string">
                <text:p>16:19:48</text:p>
              </table:table-cell>
              <table:table-cell office:value-type="float" office:value="0.084248">
                <text:p>0.084248</text:p>
              </table:table-cell>
              <table:table-cell office:value-type="float" office:value="0.020816">
                <text:p>0.020816</text:p>
              </table:table-cell>
            </table:table-row>
            <table:table-row>
              <table:table-cell office:value-type="string">
                <text:p>16:19:49</text:p>
              </table:table-cell>
              <table:table-cell office:value-type="float" office:value="0.047954">
                <text:p>0.047954</text:p>
              </table:table-cell>
              <table:table-cell office:value-type="float" office:value="0.012996">
                <text:p>0.012996</text:p>
              </table:table-cell>
            </table:table-row>
            <table:table-row>
              <table:table-cell office:value-type="string">
                <text:p>16:19:50</text:p>
              </table:table-cell>
              <table:table-cell office:value-type="float" office:value="0.082722">
                <text:p>0.082722</text:p>
              </table:table-cell>
              <table:table-cell office:value-type="float" office:value="0.026232">
                <text:p>0.026232</text:p>
              </table:table-cell>
            </table:table-row>
            <table:table-row>
              <table:table-cell office:value-type="string">
                <text:p>16:19:51</text:p>
              </table:table-cell>
              <table:table-cell office:value-type="float" office:value="0.128247">
                <text:p>0.128247</text:p>
              </table:table-cell>
              <table:table-cell office:value-type="float" office:value="0.016515">
                <text:p>0.016515</text:p>
              </table:table-cell>
            </table:table-row>
            <table:table-row>
              <table:table-cell office:value-type="string">
                <text:p>16:19:52</text:p>
              </table:table-cell>
              <table:table-cell office:value-type="float" office:value="0.09266">
                <text:p>0.09266</text:p>
              </table:table-cell>
              <table:table-cell office:value-type="float" office:value="0.027702">
                <text:p>0.027702</text:p>
              </table:table-cell>
            </table:table-row>
            <table:table-row>
              <table:table-cell office:value-type="string">
                <text:p>16:19:53</text:p>
              </table:table-cell>
              <table:table-cell office:value-type="float" office:value="0.175258">
                <text:p>0.175258</text:p>
              </table:table-cell>
              <table:table-cell office:value-type="float" office:value="0.06733">
                <text:p>0.06733</text:p>
              </table:table-cell>
            </table:table-row>
            <table:table-row>
              <table:table-cell office:value-type="string">
                <text:p>16:19:54</text:p>
              </table:table-cell>
              <table:table-cell office:value-type="float" office:value="0.140067">
                <text:p>0.140067</text:p>
              </table:table-cell>
              <table:table-cell office:value-type="float" office:value="0.045256">
                <text:p>0.045256</text:p>
              </table:table-cell>
            </table:table-row>
            <table:table-row>
              <table:table-cell office:value-type="string">
                <text:p>16:19:55</text:p>
              </table:table-cell>
              <table:table-cell office:value-type="float" office:value="0.040345">
                <text:p>0.040345</text:p>
              </table:table-cell>
              <table:table-cell office:value-type="float" office:value="0.00973">
                <text:p>0.00973</text:p>
              </table:table-cell>
            </table:table-row>
            <table:table-row>
              <table:table-cell office:value-type="string">
                <text:p>16:19:56</text:p>
              </table:table-cell>
              <table:table-cell office:value-type="float" office:value="0.014939">
                <text:p>0.014939</text:p>
              </table:table-cell>
              <table:table-cell office:value-type="float" office:value="0.002417">
                <text:p>0.002417</text:p>
              </table:table-cell>
            </table:table-row>
            <table:table-row>
              <table:table-cell office:value-type="string">
                <text:p>16:19:57</text:p>
              </table:table-cell>
              <table:table-cell office:value-type="float" office:value="0.014816">
                <text:p>0.014816</text:p>
              </table:table-cell>
              <table:table-cell office:value-type="float" office:value="0.004647">
                <text:p>0.004647</text:p>
              </table:table-cell>
            </table:table-row>
            <table:table-row>
              <table:table-cell office:value-type="string">
                <text:p>16:19:58</text:p>
              </table:table-cell>
              <table:table-cell office:value-type="float" office:value="0.015572">
                <text:p>0.015572</text:p>
              </table:table-cell>
              <table:table-cell office:value-type="float" office:value="0.004642">
                <text:p>0.004642</text:p>
              </table:table-cell>
            </table:table-row>
            <table:table-row>
              <table:table-cell office:value-type="string">
                <text:p>16:19:59</text:p>
              </table:table-cell>
              <table:table-cell office:value-type="float" office:value="0.017094">
                <text:p>0.017094</text:p>
              </table:table-cell>
              <table:table-cell office:value-type="float" office:value="0.005746">
                <text:p>0.005746</text:p>
              </table:table-cell>
            </table:table-row>
            <table:table-row>
              <table:table-cell office:value-type="string">
                <text:p>16:20:00</text:p>
              </table:table-cell>
              <table:table-cell office:value-type="float" office:value="0.015151">
                <text:p>0.015151</text:p>
              </table:table-cell>
              <table:table-cell office:value-type="float" office:value="0.002874">
                <text:p>0.002874</text:p>
              </table:table-cell>
            </table:table-row>
            <table:table-row>
              <table:table-cell office:value-type="string">
                <text:p>16:20:01</text:p>
              </table:table-cell>
              <table:table-cell office:value-type="float" office:value="0.020638">
                <text:p>0.020638</text:p>
              </table:table-cell>
              <table:table-cell office:value-type="float" office:value="0.008294">
                <text:p>0.008294</text:p>
              </table:table-cell>
            </table:table-row>
            <table:table-row>
              <table:table-cell office:value-type="string">
                <text:p>16:20:02</text:p>
              </table:table-cell>
              <table:table-cell office:value-type="float" office:value="0.023977">
                <text:p>0.023977</text:p>
              </table:table-cell>
              <table:table-cell office:value-type="float" office:value="0.00716">
                <text:p>0.00716</text:p>
              </table:table-cell>
            </table:table-row>
            <table:table-row>
              <table:table-cell office:value-type="string">
                <text:p>16:20:03</text:p>
              </table:table-cell>
              <table:table-cell office:value-type="float" office:value="0.029273">
                <text:p>0.029273</text:p>
              </table:table-cell>
              <table:table-cell office:value-type="float" office:value="0.013106">
                <text:p>0.013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5cm" chart:style-name="ch2">
          <text:p>test174, new eTags, --cache</text:p>
        </chart:title>
        <chart:legend chart:legend-position="end" svg:x="14.398cm" svg:y="4.227cm" style:legend-expansion="high" chart:style-name="ch3"/>
        <chart:plot-area chart:style-name="ch4" table:cell-range-address="test174.B2:test174.B70 test174.F1:test174.F70" chart:data-source-has-labels="both" svg:x="0.32cm" svg:y="1.248cm" svg:width="13.758cm" svg:height="7.572cm">
          <chartooo:coordinate-region svg:x="1.682cm" svg:y="1.248cm" svg:width="12.396cm" svg:height="5.97cm"/>
          <chart:axis chart:dimension="x" chart:name="primary-x" chart:style-name="ch5" chartooo:axis-type="auto">
            <chartooo:date-scale/>
            <chart:categories table:cell-range-address="test174.B2:test174.B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74.F2:test174.F70" chart:label-cell-address="test174.F1:test174.F1" chart:class="chart:bar">
            <chart:data-point chart:repeated="6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174.F1:test17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:18:55</text:p>
                <draw:g>
                  <svg:desc>test174.B2:test174.B70</svg:desc>
                </draw:g>
              </table:table-cell>
              <table:table-cell office:value-type="float" office:value="4924">
                <text:p>4924</text:p>
                <draw:g>
                  <svg:desc>test174.F2:test174.F70</svg:desc>
                </draw:g>
              </table:table-cell>
            </table:table-row>
            <table:table-row>
              <table:table-cell office:value-type="string">
                <text:p>16:18:56</text:p>
              </table:table-cell>
              <table:table-cell office:value-type="float" office:value="78083">
                <text:p>78083</text:p>
              </table:table-cell>
            </table:table-row>
            <table:table-row>
              <table:table-cell office:value-type="string">
                <text:p>16:18:57</text:p>
              </table:table-cell>
              <table:table-cell office:value-type="float" office:value="30646">
                <text:p>30646</text:p>
              </table:table-cell>
            </table:table-row>
            <table:table-row>
              <table:table-cell office:value-type="string">
                <text:p>16:18:58</text:p>
              </table:table-cell>
              <table:table-cell office:value-type="float" office:value="32699">
                <text:p>32699</text:p>
              </table:table-cell>
            </table:table-row>
            <table:table-row>
              <table:table-cell office:value-type="string">
                <text:p>16:18:59</text:p>
              </table:table-cell>
              <table:table-cell office:value-type="float" office:value="37648">
                <text:p>37648</text:p>
              </table:table-cell>
            </table:table-row>
            <table:table-row>
              <table:table-cell office:value-type="string">
                <text:p>16:19:00</text:p>
              </table:table-cell>
              <table:table-cell office:value-type="float" office:value="39109">
                <text:p>39109</text:p>
              </table:table-cell>
            </table:table-row>
            <table:table-row>
              <table:table-cell office:value-type="string">
                <text:p>16:19:01</text:p>
              </table:table-cell>
              <table:table-cell office:value-type="float" office:value="29820">
                <text:p>29820</text:p>
              </table:table-cell>
            </table:table-row>
            <table:table-row>
              <table:table-cell office:value-type="string">
                <text:p>16:19:02</text:p>
              </table:table-cell>
              <table:table-cell office:value-type="float" office:value="50658">
                <text:p>50658</text:p>
              </table:table-cell>
            </table:table-row>
            <table:table-row>
              <table:table-cell office:value-type="string">
                <text:p>16:19:03</text:p>
              </table:table-cell>
              <table:table-cell office:value-type="float" office:value="64099">
                <text:p>64099</text:p>
              </table:table-cell>
            </table:table-row>
            <table:table-row>
              <table:table-cell office:value-type="string">
                <text:p>16:19:04</text:p>
              </table:table-cell>
              <table:table-cell office:value-type="float" office:value="96074">
                <text:p>96074</text:p>
              </table:table-cell>
            </table:table-row>
            <table:table-row>
              <table:table-cell office:value-type="string">
                <text:p>16:19:05</text:p>
              </table:table-cell>
              <table:table-cell office:value-type="float" office:value="65648">
                <text:p>65648</text:p>
              </table:table-cell>
            </table:table-row>
            <table:table-row>
              <table:table-cell office:value-type="string">
                <text:p>16:19:06</text:p>
              </table:table-cell>
              <table:table-cell office:value-type="float" office:value="59489">
                <text:p>59489</text:p>
              </table:table-cell>
            </table:table-row>
            <table:table-row>
              <table:table-cell office:value-type="string">
                <text:p>16:19:07</text:p>
              </table:table-cell>
              <table:table-cell office:value-type="float" office:value="78503">
                <text:p>78503</text:p>
              </table:table-cell>
            </table:table-row>
            <table:table-row>
              <table:table-cell office:value-type="string">
                <text:p>16:19:08</text:p>
              </table:table-cell>
              <table:table-cell office:value-type="float" office:value="105566">
                <text:p>105566</text:p>
              </table:table-cell>
            </table:table-row>
            <table:table-row>
              <table:table-cell office:value-type="string">
                <text:p>16:19:09</text:p>
              </table:table-cell>
              <table:table-cell office:value-type="float" office:value="88433">
                <text:p>88433</text:p>
              </table:table-cell>
            </table:table-row>
            <table:table-row>
              <table:table-cell office:value-type="string">
                <text:p>16:19:10</text:p>
              </table:table-cell>
              <table:table-cell office:value-type="float" office:value="73274">
                <text:p>73274</text:p>
              </table:table-cell>
            </table:table-row>
            <table:table-row>
              <table:table-cell office:value-type="string">
                <text:p>16:19:11</text:p>
              </table:table-cell>
              <table:table-cell office:value-type="float" office:value="68724">
                <text:p>68724</text:p>
              </table:table-cell>
            </table:table-row>
            <table:table-row>
              <table:table-cell office:value-type="string">
                <text:p>16:19:12</text:p>
              </table:table-cell>
              <table:table-cell office:value-type="float" office:value="42049">
                <text:p>42049</text:p>
              </table:table-cell>
            </table:table-row>
            <table:table-row>
              <table:table-cell office:value-type="string">
                <text:p>16:19:13</text:p>
              </table:table-cell>
              <table:table-cell office:value-type="float" office:value="41297">
                <text:p>41297</text:p>
              </table:table-cell>
            </table:table-row>
            <table:table-row>
              <table:table-cell office:value-type="string">
                <text:p>16:19:14</text:p>
              </table:table-cell>
              <table:table-cell office:value-type="float" office:value="43759">
                <text:p>43759</text:p>
              </table:table-cell>
            </table:table-row>
            <table:table-row>
              <table:table-cell office:value-type="string">
                <text:p>16:19:15</text:p>
              </table:table-cell>
              <table:table-cell office:value-type="float" office:value="59928">
                <text:p>59928</text:p>
              </table:table-cell>
            </table:table-row>
            <table:table-row>
              <table:table-cell office:value-type="string">
                <text:p>16:19:16</text:p>
              </table:table-cell>
              <table:table-cell office:value-type="float" office:value="41424">
                <text:p>41424</text:p>
              </table:table-cell>
            </table:table-row>
            <table:table-row>
              <table:table-cell office:value-type="string">
                <text:p>16:19:17</text:p>
              </table:table-cell>
              <table:table-cell office:value-type="float" office:value="62530">
                <text:p>62530</text:p>
              </table:table-cell>
            </table:table-row>
            <table:table-row>
              <table:table-cell office:value-type="string">
                <text:p>16:19:18</text:p>
              </table:table-cell>
              <table:table-cell office:value-type="float" office:value="37079">
                <text:p>37079</text:p>
              </table:table-cell>
            </table:table-row>
            <table:table-row>
              <table:table-cell office:value-type="string">
                <text:p>16:19:19</text:p>
              </table:table-cell>
              <table:table-cell office:value-type="float" office:value="58448">
                <text:p>58448</text:p>
              </table:table-cell>
            </table:table-row>
            <table:table-row>
              <table:table-cell office:value-type="string">
                <text:p>16:19:20</text:p>
              </table:table-cell>
              <table:table-cell office:value-type="float" office:value="95292">
                <text:p>95292</text:p>
              </table:table-cell>
            </table:table-row>
            <table:table-row>
              <table:table-cell office:value-type="string">
                <text:p>16:19:21</text:p>
              </table:table-cell>
              <table:table-cell office:value-type="float" office:value="63525">
                <text:p>63525</text:p>
              </table:table-cell>
            </table:table-row>
            <table:table-row>
              <table:table-cell office:value-type="string">
                <text:p>16:19:22</text:p>
              </table:table-cell>
              <table:table-cell office:value-type="float" office:value="62624">
                <text:p>62624</text:p>
              </table:table-cell>
            </table:table-row>
            <table:table-row>
              <table:table-cell office:value-type="string">
                <text:p>16:19:23</text:p>
              </table:table-cell>
              <table:table-cell office:value-type="float" office:value="101809">
                <text:p>101809</text:p>
              </table:table-cell>
            </table:table-row>
            <table:table-row>
              <table:table-cell office:value-type="string">
                <text:p>16:19:24</text:p>
              </table:table-cell>
              <table:table-cell office:value-type="float" office:value="60212">
                <text:p>60212</text:p>
              </table:table-cell>
            </table:table-row>
            <table:table-row>
              <table:table-cell office:value-type="string">
                <text:p>16:19:25</text:p>
              </table:table-cell>
              <table:table-cell office:value-type="float" office:value="58331">
                <text:p>58331</text:p>
              </table:table-cell>
            </table:table-row>
            <table:table-row>
              <table:table-cell office:value-type="string">
                <text:p>16:19:26</text:p>
              </table:table-cell>
              <table:table-cell office:value-type="float" office:value="97233">
                <text:p>97233</text:p>
              </table:table-cell>
            </table:table-row>
            <table:table-row>
              <table:table-cell office:value-type="string">
                <text:p>16:19:27</text:p>
              </table:table-cell>
              <table:table-cell office:value-type="float" office:value="60257">
                <text:p>60257</text:p>
              </table:table-cell>
            </table:table-row>
            <table:table-row>
              <table:table-cell office:value-type="string">
                <text:p>16:19:28</text:p>
              </table:table-cell>
              <table:table-cell office:value-type="float" office:value="81620">
                <text:p>81620</text:p>
              </table:table-cell>
            </table:table-row>
            <table:table-row>
              <table:table-cell office:value-type="string">
                <text:p>16:19:29</text:p>
              </table:table-cell>
              <table:table-cell office:value-type="float" office:value="75170">
                <text:p>75170</text:p>
              </table:table-cell>
            </table:table-row>
            <table:table-row>
              <table:table-cell office:value-type="string">
                <text:p>16:19:30</text:p>
              </table:table-cell>
              <table:table-cell office:value-type="float" office:value="138083">
                <text:p>138083</text:p>
              </table:table-cell>
            </table:table-row>
            <table:table-row>
              <table:table-cell office:value-type="string">
                <text:p>16:19:31</text:p>
              </table:table-cell>
              <table:table-cell office:value-type="float" office:value="54768">
                <text:p>54768</text:p>
              </table:table-cell>
            </table:table-row>
            <table:table-row>
              <table:table-cell office:value-type="string">
                <text:p>16:19:32</text:p>
              </table:table-cell>
              <table:table-cell office:value-type="float" office:value="66989">
                <text:p>66989</text:p>
              </table:table-cell>
            </table:table-row>
            <table:table-row>
              <table:table-cell office:value-type="string">
                <text:p>16:19:33</text:p>
              </table:table-cell>
              <table:table-cell office:value-type="float" office:value="31810">
                <text:p>31810</text:p>
              </table:table-cell>
            </table:table-row>
            <table:table-row>
              <table:table-cell office:value-type="string">
                <text:p>16:19:34</text:p>
              </table:table-cell>
              <table:table-cell office:value-type="float" office:value="60368">
                <text:p>60368</text:p>
              </table:table-cell>
            </table:table-row>
            <table:table-row>
              <table:table-cell office:value-type="string">
                <text:p>16:19:35</text:p>
              </table:table-cell>
              <table:table-cell office:value-type="float" office:value="64134">
                <text:p>64134</text:p>
              </table:table-cell>
            </table:table-row>
            <table:table-row>
              <table:table-cell office:value-type="string">
                <text:p>16:19:36</text:p>
              </table:table-cell>
              <table:table-cell office:value-type="float" office:value="69650">
                <text:p>69650</text:p>
              </table:table-cell>
            </table:table-row>
            <table:table-row>
              <table:table-cell office:value-type="string">
                <text:p>16:19:37</text:p>
              </table:table-cell>
              <table:table-cell office:value-type="float" office:value="58189">
                <text:p>58189</text:p>
              </table:table-cell>
            </table:table-row>
            <table:table-row>
              <table:table-cell office:value-type="string">
                <text:p>16:19:38</text:p>
              </table:table-cell>
              <table:table-cell office:value-type="float" office:value="76718">
                <text:p>76718</text:p>
              </table:table-cell>
            </table:table-row>
            <table:table-row>
              <table:table-cell office:value-type="string">
                <text:p>16:19:39</text:p>
              </table:table-cell>
              <table:table-cell office:value-type="float" office:value="80272">
                <text:p>80272</text:p>
              </table:table-cell>
            </table:table-row>
            <table:table-row>
              <table:table-cell office:value-type="string">
                <text:p>16:19:40</text:p>
              </table:table-cell>
              <table:table-cell office:value-type="float" office:value="86740">
                <text:p>86740</text:p>
              </table:table-cell>
            </table:table-row>
            <table:table-row>
              <table:table-cell office:value-type="string">
                <text:p>16:19:41</text:p>
              </table:table-cell>
              <table:table-cell office:value-type="float" office:value="68825">
                <text:p>68825</text:p>
              </table:table-cell>
            </table:table-row>
            <table:table-row>
              <table:table-cell office:value-type="string">
                <text:p>16:19:42</text:p>
              </table:table-cell>
              <table:table-cell office:value-type="float" office:value="97821">
                <text:p>97821</text:p>
              </table:table-cell>
            </table:table-row>
            <table:table-row>
              <table:table-cell office:value-type="string">
                <text:p>16:19:43</text:p>
              </table:table-cell>
              <table:table-cell office:value-type="float" office:value="112799">
                <text:p>112799</text:p>
              </table:table-cell>
            </table:table-row>
            <table:table-row>
              <table:table-cell office:value-type="string">
                <text:p>16:19:44</text:p>
              </table:table-cell>
              <table:table-cell office:value-type="float" office:value="61625">
                <text:p>61625</text:p>
              </table:table-cell>
            </table:table-row>
            <table:table-row>
              <table:table-cell office:value-type="string">
                <text:p>16:19:45</text:p>
              </table:table-cell>
              <table:table-cell office:value-type="float" office:value="55592">
                <text:p>55592</text:p>
              </table:table-cell>
            </table:table-row>
            <table:table-row>
              <table:table-cell office:value-type="string">
                <text:p>16:19:46</text:p>
              </table:table-cell>
              <table:table-cell office:value-type="float" office:value="126934">
                <text:p>126934</text:p>
              </table:table-cell>
            </table:table-row>
            <table:table-row>
              <table:table-cell office:value-type="string">
                <text:p>16:19:47</text:p>
              </table:table-cell>
              <table:table-cell office:value-type="float" office:value="51844">
                <text:p>51844</text:p>
              </table:table-cell>
            </table:table-row>
            <table:table-row>
              <table:table-cell office:value-type="string">
                <text:p>16:19:48</text:p>
              </table:table-cell>
              <table:table-cell office:value-type="float" office:value="87687">
                <text:p>87687</text:p>
              </table:table-cell>
            </table:table-row>
            <table:table-row>
              <table:table-cell office:value-type="string">
                <text:p>16:19:49</text:p>
              </table:table-cell>
              <table:table-cell office:value-type="float" office:value="57839">
                <text:p>57839</text:p>
              </table:table-cell>
            </table:table-row>
            <table:table-row>
              <table:table-cell office:value-type="string">
                <text:p>16:19:50</text:p>
              </table:table-cell>
              <table:table-cell office:value-type="float" office:value="90222">
                <text:p>90222</text:p>
              </table:table-cell>
            </table:table-row>
            <table:table-row>
              <table:table-cell office:value-type="string">
                <text:p>16:19:51</text:p>
              </table:table-cell>
              <table:table-cell office:value-type="float" office:value="83676">
                <text:p>83676</text:p>
              </table:table-cell>
            </table:table-row>
            <table:table-row>
              <table:table-cell office:value-type="string">
                <text:p>16:19:52</text:p>
              </table:table-cell>
              <table:table-cell office:value-type="float" office:value="88971">
                <text:p>88971</text:p>
              </table:table-cell>
            </table:table-row>
            <table:table-row>
              <table:table-cell office:value-type="string">
                <text:p>16:19:53</text:p>
              </table:table-cell>
              <table:table-cell office:value-type="float" office:value="101592">
                <text:p>101592</text:p>
              </table:table-cell>
            </table:table-row>
            <table:table-row>
              <table:table-cell office:value-type="string">
                <text:p>16:19:54</text:p>
              </table:table-cell>
              <table:table-cell office:value-type="float" office:value="85436">
                <text:p>85436</text:p>
              </table:table-cell>
            </table:table-row>
            <table:table-row>
              <table:table-cell office:value-type="string">
                <text:p>16:19:55</text:p>
              </table:table-cell>
              <table:table-cell office:value-type="float" office:value="65860">
                <text:p>65860</text:p>
              </table:table-cell>
            </table:table-row>
            <table:table-row>
              <table:table-cell office:value-type="string">
                <text:p>16:19:56</text:p>
              </table:table-cell>
              <table:table-cell office:value-type="float" office:value="58422">
                <text:p>58422</text:p>
              </table:table-cell>
            </table:table-row>
            <table:table-row>
              <table:table-cell office:value-type="string">
                <text:p>16:19:57</text:p>
              </table:table-cell>
              <table:table-cell office:value-type="float" office:value="119354">
                <text:p>119354</text:p>
              </table:table-cell>
            </table:table-row>
            <table:table-row>
              <table:table-cell office:value-type="string">
                <text:p>16:19:58</text:p>
              </table:table-cell>
              <table:table-cell office:value-type="float" office:value="116480">
                <text:p>116480</text:p>
              </table:table-cell>
            </table:table-row>
            <table:table-row>
              <table:table-cell office:value-type="string">
                <text:p>16:19:59</text:p>
              </table:table-cell>
              <table:table-cell office:value-type="float" office:value="151146">
                <text:p>151146</text:p>
              </table:table-cell>
            </table:table-row>
            <table:table-row>
              <table:table-cell office:value-type="string">
                <text:p>16:20:00</text:p>
              </table:table-cell>
              <table:table-cell office:value-type="float" office:value="74890">
                <text:p>74890</text:p>
              </table:table-cell>
            </table:table-row>
            <table:table-row>
              <table:table-cell office:value-type="string">
                <text:p>16:20:01</text:p>
              </table:table-cell>
              <table:table-cell office:value-type="float" office:value="217491">
                <text:p>217491</text:p>
              </table:table-cell>
            </table:table-row>
            <table:table-row>
              <table:table-cell office:value-type="string">
                <text:p>16:20:02</text:p>
              </table:table-cell>
              <table:table-cell office:value-type="float" office:value="181708">
                <text:p>181708</text:p>
              </table:table-cell>
            </table:table-row>
            <table:table-row>
              <table:table-cell office:value-type="string">
                <text:p>16:20:03</text:p>
              </table:table-cell>
              <table:table-cell office:value-type="float" office:value="319017">
                <text:p>3190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5cm" chart:style-name="ch2">
          <text:p>test174, new eTags, --cache</text:p>
        </chart:title>
        <chart:legend chart:legend-position="end" svg:x="13.366cm" svg:y="4.227cm" style:legend-expansion="high" chart:style-name="ch3"/>
        <chart:plot-area chart:style-name="ch4" table:cell-range-address="test174.B2:test174.B70 test174.G1:test174.G70" chart:data-source-has-labels="both" svg:x="0.32cm" svg:y="1.248cm" svg:width="12.726cm" svg:height="7.572cm">
          <chartooo:coordinate-region svg:x="1.312cm" svg:y="1.248cm" svg:width="11.734cm" svg:height="5.969cm"/>
          <chart:axis chart:dimension="x" chart:name="primary-x" chart:style-name="ch5" chartooo:axis-type="auto">
            <chartooo:date-scale/>
            <chart:categories table:cell-range-address="test174.B2:test174.B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74.G2:test174.G70" chart:label-cell-address="test174.G1:test174.G1" chart:class="chart:bar">
            <chart:data-point chart:repeated="6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174.G1:test17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:18:55</text:p>
                <draw:g>
                  <svg:desc>test174.B2:test174.B70</svg:desc>
                </draw:g>
              </table:table-cell>
              <table:table-cell office:value-type="float" office:value="3">
                <text:p>3</text:p>
                <draw:g>
                  <svg:desc>test174.G2:test174.G70</svg:desc>
                </draw:g>
              </table:table-cell>
            </table:table-row>
            <table:table-row>
              <table:table-cell office:value-type="string">
                <text:p>16:18: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:18: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:18: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:18: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:19: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:19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:19: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:19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:19: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:19:0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6:19:0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:19:0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:19:0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:19:0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:19:1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6:19: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:19: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:19: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:19: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:19:1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6:19:1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6:19:1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6:19:1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6:19:1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6:19:2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6:19:2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6:19:2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6:19:2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6:19:2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6:19:2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6:19:2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6:19:2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6:19:2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6:19:2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6:19:3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6:19:3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6:19:3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6:19:3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6:19:3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6:19:35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6:19:3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6:19:3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6:19:3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6:19:3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6:19:4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6:19: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:19:4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4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4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4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4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4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4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4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5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5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5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6:19:5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6:19:54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6:19:5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6:19:5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6:19: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:19:5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:19: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:20: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:20: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:20: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:20:0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